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102cm" svg:stroke-color="#ff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7.112cm" svg:y="16.27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5cm" svg:y2="16.694cm">
          <text:p/>
        </draw:line>
        <draw:custom-shape draw:style-name="gr10" draw:text-style-name="P2" draw:layer="layout" svg:width="8.127cm" svg:height="0.762cm" svg:x="7.113cm" svg:y="15.371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6.694cm" svg:x2="7.607cm" svg:y2="16.694cm">
          <text:p/>
        </draw:line>
        <draw:line draw:style-name="gr3" draw:text-style-name="P1" draw:layer="layout" svg:x1="6.337cm" svg:y1="15.794cm" svg:x2="7.607cm" svg:y2="15.794cm">
          <text:p/>
        </draw:line>
        <draw:custom-shape draw:style-name="gr1" draw:text-style-name="P2" draw:layer="layout" svg:width="3.048cm" svg:height="0.762cm" svg:x="12.106cm" svg:y="12.392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11.428cm" svg:y="10.776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0.966cm" svg:y1="10.468cm" svg:x2="10.966cm" svg:y2="11.938cm">
          <text:p/>
        </draw:line>
        <draw:line draw:style-name="gr3" draw:text-style-name="P1" draw:layer="layout" svg:x1="10.922cm" svg:y1="11.176cm" svg:x2="11.938cm" svg:y2="11.176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5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5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6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7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8" draw:text-style-name="P1" draw:layer="layout" svg:x1="22.352cm" svg:y1="7.166cm" svg:x2="14.986cm" svg:y2="7.166cm">
          <text:p/>
        </draw:line>
        <draw:line draw:style-name="gr19" draw:text-style-name="P1" draw:layer="layout" svg:x1="25.146cm" svg:y1="20.574cm" svg:x2="25.338cm" svg:y2="7.679cm">
          <text:p/>
        </draw:line>
        <draw:line draw:style-name="gr19" draw:text-style-name="P1" draw:layer="layout" svg:x1="0.362cm" svg:y1="20.574cm" svg:x2="25.146cm" svg:y2="20.574cm">
          <text:p/>
        </draw:line>
        <draw:line draw:style-name="gr19" draw:text-style-name="P1" draw:layer="layout" svg:x1="0.362cm" svg:y1="11.276cm" svg:x2="0.362cm" svg:y2="20.574cm">
          <text:p/>
        </draw:line>
        <draw:line draw:style-name="gr18" draw:text-style-name="P1" draw:layer="layout" svg:x1="0.362cm" svg:y1="11.276cm" svg:x2="1.57cm" svg:y2="11.276cm">
          <text:p/>
        </draw:line>
        <draw:line draw:style-name="gr3" draw:text-style-name="P1" draw:layer="layout" svg:x1="17.526cm" svg:y1="5.315cm" svg:x2="21.336cm" svg:y2="9.161cm">
          <text:p/>
        </draw:line>
        <draw:frame draw:style-name="gr20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1" draw:text-style-name="P6" draw:layer="layout" svg:width="7.09cm" svg:height="5.317cm" svg:x="17.792cm" svg:y="9.161cm">
          <text:p text:style-name="P5"><text:span text:style-name="T2">asym_call_jets</text:span></text:p>
          <text:list text:style-name="L1">
            <text:list-item>
              <text:p text:style-name="P5"><text:span text:style-name="T4">calls </text:span><text:span text:style-name="T2">Asym3.C</text:span><text:span text:style-name="T4"> for three classes</text:span></text:p>
              <text:p text:style-name="P5"><text:span text:style-name="T4">of <text:s/>events (sph, pi0, thr)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</text:list-item>
            <text:list-item>
              <text:p text:style-name="P5"><text:span text:style-name="T4">phi and vs. kinematic variables</text:span></text:p>
              <text:p text:style-name="P5"><text:span text:style-name="T4"/></text:p>
            </text:list-item>
          </text:list>
          <text:p text:style-name="P5"><text:span text:style-name="T2">asym_call_[anything else]</text:span></text:p>
          <text:list text:continue-numbering="true" text:style-name="L1">
            <text:list-item>
              <text:p text:style-name="P5"><text:span text:style-name="T4">diagnostic / consisincy check</text:span></text:p>
              <text:p text:style-name="P5"><text:span text:style-name="T4">scripts, which draw asymmetry</text:span></text:p>
              <text:p text:style-name="P5"><text:span text:style-name="T4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16cm" svg:height="2.794cm" svg:x="17.2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7.018cm" svg:y1="10.568cm" svg:x2="17.262cm" svg:y2="10.568cm">
          <text:p/>
        </draw:line>
        <draw:line draw:style-name="gr3" draw:text-style-name="P1" draw:layer="layout" svg:x1="17.272cm" svg:y1="14.732cm" svg:x2="18.288cm" svg:y2="16.002cm">
          <text:p/>
        </draw:line>
        <draw:custom-shape draw:style-name="gr23" draw:text-style-name="P2" draw:layer="layout" svg:width="5.588cm" svg:height="2.332cm" svg:x="11.83cm" svg:y="17.634cm">
          <text:p text:style-name="P1"><text:span text:style-name="T2">$outputdir/*.png</text:span></text:p>
          <text:p text:style-name="P1"><text:span text:style-name="T4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8.636cm" svg:height="0.762cm" svg:x="16.256cm" svg:y="19.304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6.972cm" svg:height="2.286cm" svg:x="17.412cm" svg:y="14.986cm">
          <text:p text:style-name="P1"><text:span text:style-name="T4">asymmetry plots</text:span></text:p>
          <text:p text:style-name="P1"><text:span text:style-name="T2">spin*.root</text:span></text:p>
          <text:p text:style-name="P1"><text:span text:style-name="T4">(asym_call_jets</text:span></text:p>
          <text:p text:style-name="P1"><text:span text:style-name="T4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812cm" svg:y1="18.034cm" svg:x2="16.764cm" svg:y2="18.796cm">
          <text:p/>
        </draw:line>
        <draw:line draw:style-name="gr3" draw:text-style-name="P1" draw:layer="layout" svg:x1="19.558cm" svg:y1="17.272cm" svg:x2="20.32cm" svg:y2="19.304cm">
          <text:p/>
        </draw:lin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7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18" draw:text-style-name="P1" draw:layer="layout" svg:x1="6.604cm" svg:y1="10.16cm" svg:x2="5.334cm" svg:y2="10.922cm">
          <text:p/>
        </draw:line>
        <draw:line draw:style-name="gr19" draw:text-style-name="P1" draw:layer="layout" svg:x1="9.652cm" svg:y1="10.16cm" svg:x2="6.604cm" svg:y2="10.16cm">
          <text:p/>
        </draw:line>
        <draw:line draw:style-name="gr5" draw:text-style-name="P1" draw:layer="layout" svg:x1="17.018cm" svg:y1="10.568cm" svg:x2="17.272cm" svg:y2="14.732cm">
          <text:p/>
        </draw:line>
        <draw:line draw:style-name="gr26" draw:text-style-name="P1" draw:layer="layout" svg:x1="12.106cm" svg:y1="12.9cm" svg:x2="9.906cm" svg:y2="12.9cm">
          <text:p/>
        </draw:line>
        <draw:line draw:style-name="gr27" draw:text-style-name="P1" draw:layer="layout" svg:x1="10.966cm" svg:y1="11.938cm" svg:x2="12.036cm" svg:y2="12.34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8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8" draw:text-style-name="P9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8.636cm" svg:height="1.27cm" svg:x="0.971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custom-shape draw:style-name="gr9" draw:text-style-name="P2" draw:layer="layout" svg:width="6.096cm" svg:height="0.762cm" svg:x="13.524cm" svg:y="4.778cm">
          <text:p text:style-name="P1"><text:span text:style-name="T2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302cm" svg:y1="3.232cm" svg:x2="16.302cm" svg:y2="4.739cm">
          <text:p/>
        </draw:line>
        <draw:custom-shape draw:style-name="gr28" draw:text-style-name="P10" draw:layer="layout" svg:width="4.318cm" svg:height="1.062cm" svg:x="14.124cm" svg:y="2.116cm">
          <text:p text:style-name="P1"><text:span text:style-name="T9">from previous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custom-shape draw:style-name="gr2" draw:text-style-name="P2" draw:layer="layout" svg:width="3.764cm" svg:height="1.016cm" svg:x="22.09cm" svg:y="3.748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21.074cm" svg:y="1.716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122cm" svg:y1="3.748cm" svg:x2="24.122cm" svg:y2="2.478cm">
          <text:p/>
        </draw:line>
        <draw:line draw:style-name="gr3" draw:text-style-name="P1" draw:layer="layout" svg:x1="18.796cm" svg:y1="5.156cm" svg:x2="22.09cm" svg:y2="4.318cm">
          <text:p/>
        </draw:line>
        <draw:custom-shape draw:style-name="gr33" draw:text-style-name="P2" draw:layer="layout" svg:width="4.793cm" svg:height="1.016cm" svg:x="21.844cm" svg:y="5.33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6.096cm" svg:height="1.253cm" svg:x="21.336cm" svg:y="7.12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96cm" svg:y1="5.21cm" svg:x2="21.844cm" svg:y2="5.842cm">
          <text:p/>
        </draw:line>
        <draw:line draw:style-name="gr3" draw:text-style-name="P1" draw:layer="layout" svg:x1="24.176cm" svg:y1="6.35cm" svg:x2="24.176cm" svg:y2="7.112cm">
          <text:p/>
        </draw:line>
        <draw:custom-shape draw:style-name="gr8" draw:text-style-name="P2" draw:layer="layout" svg:width="5.588cm" svg:height="0.997cm" svg:x="0.062cm" svg:y="16.826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888cm" svg:y1="17.334cm" svg:x2="9.652cm" svg:y2="15.494cm">
          <text:p/>
        </draw:line>
        <draw:custom-shape draw:style-name="gr10" draw:text-style-name="P2" draw:layer="layout" svg:width="4.572cm" svg:height="1.778cm" svg:x="9.652cm" svg:y="14.732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2" draw:layer="layout" svg:width="4.98cm" svg:height="0.997cm" svg:x="9.498cm" svg:y="17.545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-0.254cm" svg:y="15.748cm">
          <draw:text-box>
            <text:p>Kinematic vs. Run plots</text:p>
          </draw:text-box>
        </draw:frame>
        <draw:frame draw:style-name="gr4" draw:layer="layout" svg:width="11.171cm" svg:height="0.962cm" svg:x="14.478cm" svg:y="0.508cm">
          <draw:text-box>
            <text:p>Tracking run-dependent thresholds</text:p>
          </draw:text-box>
        </draw:frame>
        <draw:line draw:style-name="gr3" draw:text-style-name="P1" draw:layer="layout" svg:x1="12.192cm" svg:y1="16.51cm" svg:x2="12.192cm" svg:y2="17.526cm">
          <text:p/>
        </draw:line>
        <draw:line draw:style-name="gr35" draw:text-style-name="P1" draw:layer="layout" svg:x1="16.256cm" svg:y1="5.54cm" svg:x2="16.256cm" svg:y2="7.112cm">
          <text:p/>
        </draw:line>
        <draw:custom-shape draw:style-name="gr36" draw:text-style-name="P11" draw:layer="layout" svg:width="5.08cm" svg:height="3.556cm" svg:x="13.97cm" svg:y="7.112cm">
          <text:p text:style-name="P1"><text:span text:style-name="T10">Ttree * threshtr</text:span></text:p>
          <text:p text:style-name="P1"><text:span text:style-name="T11">data tree for </text:span></text:p>
          <text:p text:style-name="P1"><text:span text:style-name="T11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4.732cm" svg:y1="9.906cm" svg:x2="11.684cm" svg:y2="14.732cm">
          <text:p/>
        </draw:line>
        <draw:custom-shape draw:style-name="gr34" draw:text-style-name="P2" draw:layer="layout" svg:width="4.798cm" svg:height="1.778cm" svg:x="3.076cm" svg:y="18.28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6cm" svg:y1="18.034cm" svg:x2="7.874cm" svg:y2="18.542cm">
          <text:p/>
        </draw:line>
        <draw:custom-shape draw:style-name="gr34" draw:text-style-name="P2" draw:layer="layout" svg:width="4.98cm" svg:height="0.997cm" svg:x="8.736cm" svg:y="19.323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874cm" svg:y1="19.323cm" svg:x2="9.398cm" svg:y2="19.812cm">
          <text:p/>
        </draw:lin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37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38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2">(via SetKinematics)</text:span></text:p>
            </text:list-item>
            <text:list-item>
              <text:p text:style-name="P5"><text:span text:style-name="T4">kinematics </text:span><text:span text:style-name="T12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39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0" draw:text-style-name="P2" draw:layer="layout" svg:width="2.794cm" svg:height="1.524cm" svg:x="17.526cm" svg:y="3.656cm">
          <text:p text:style-name="P2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3.556cm" svg:height="1.524cm" svg:x="8.89cm" svg:y="0.762cm">
          <text:p text:style-name="P2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" draw:layer="layout" svg:width="3.556cm" svg:height="1.524cm" svg:x="12.7cm" svg:y="0.762cm">
          <text:p text:style-name="P2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1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2" draw:text-style-name="P12" draw:layer="layout" svg:width="9.906cm" svg:height="5.588cm" svg:x="3.556cm" svg:y="13.208cm">
          <text:p text:style-name="P12"><text:span text:style-name="T2">IsValid(event_class, trig_index=-1)</text:span></text:p>
          <text:p text:style-name="P12"><text:span text:style-name="T2"/></text:p>
          <text:p text:style-name="P12"><text:span text:style-name="T4"><text:s text:c="2"/></text:span><text:span text:style-name="T4">if(trig_index&gt;=0) we use tighter</text:span></text:p>
          <text:p text:style-name="P12"><text:span text:style-name="T4"><text:s text:c="4"/></text:span><text:span text:style-name="T4">kinematic cuts, which are run-by-run and</text:span></text:p>
          <text:p text:style-name="P12"><text:span text:style-name="T4"><text:s text:c="4"/></text:span><text:span text:style-name="T4">trigger-by-trigger; this is useful for PhiDists.C</text:span></text:p>
          <text:p text:style-name="P12"><text:span text:style-name="T4"/></text:p>
          <text:p text:style-name="P12"><text:span text:style-name="T4"><text:s text:c="2"/></text:span><text:span text:style-name="T4">else we just check event validity via loose cuts</text:span></text:p>
          <text:p text:style-name="P12"><text:span text:style-name="T4"><text:s text:c="4"/></text:span><text:span text:style-name="T4">defined in Bin_Splitter.C; this is useful in</text:span></text:p>
          <text:p text:style-name="P12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404cm" svg:height="1.27cm" svg:x="13.462cm" svg:y="14.986cm">
          <text:p/>
          <draw:enhanced-geometry svg:viewBox="0 0 21600 21600" draw:glue-points="0 0 0 21600 21600 10800" draw:text-areas="0 ?f9 7800 ?f10" draw:mirror-horizont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6" draw:layer="layout" svg:width="7.09cm" svg:height="5.353cm" svg:x="16.532cm" svg:y="11.684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556cm" svg:height="1.524cm" svg:x="17.78cm" svg:y="17.78cm">
          <text:p text:style-name="P2"><text:span text:style-name="T1">thresh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6.096cm" svg:height="0.762cm" svg:x="17.018cm" svg:y="20.066cm">
          <text:p text:style-name="P1"><text:span text:style-name="T2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58cm" svg:y1="20.066cm" svg:x2="19.558cm" svg:y2="19.219cm">
          <text:p/>
        </draw:line>
        <draw:line draw:style-name="gr3" draw:text-style-name="P1" draw:layer="layout" svg:x1="19.574cm" svg:y1="17.725cm" svg:x2="19.574cm" svg:y2="17.037cm">
          <text:p/>
        </draw:line>
        <draw:line draw:style-name="gr39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6-24T16:33:16.688356277</dc:date>
    <meta:editing-duration>P4DT22H51S</meta:editing-duration>
    <meta:editing-cycles>52</meta:editing-cycles>
    <meta:generator>LibreOffice/4.2.8.2$Linux_X86_64 LibreOffice_project/420m0$Build-2</meta:generator>
    <meta:document-statistic meta:object-count="178"/>
  </office:meta>
</office:document-meta>
</file>